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-55" table:style-name="ce1">
            <text:p>-55</text:p>
          </table:table-cell>
          <table:table-cell office:value-type="float" office:value="53400" table:style-name="ce1">
            <text:p>53400</text:p>
          </table:table-cell>
          <table:table-cell table:number-columns-repeated="16382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float" office:value="50100" table:style-name="ce1">
            <text:p>50100</text:p>
          </table:table-cell>
          <table:table-cell table:number-columns-repeated="16382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float" office:value="47020" table:style-name="ce1">
            <text:p>47020</text:p>
          </table:table-cell>
          <table:table-cell table:number-columns-repeated="16382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float" office:value="44160" table:style-name="ce1">
            <text:p>44160</text:p>
          </table:table-cell>
          <table:table-cell table:number-columns-repeated="16382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float" office:value="41480" table:style-name="ce1">
            <text:p>41480</text:p>
          </table:table-cell>
          <table:table-cell table:number-columns-repeated="16382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38990" table:style-name="ce1">
            <text:p>38990</text:p>
          </table:table-cell>
          <table:table-cell table:number-columns-repeated="16382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float" office:value="36660" table:style-name="ce1">
            <text:p>36660</text:p>
          </table:table-cell>
          <table:table-cell table:number-columns-repeated="16382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float" office:value="34480" table:style-name="ce1">
            <text:p>34480</text:p>
          </table:table-cell>
          <table:table-cell table:number-columns-repeated="16382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32450" table:style-name="ce1">
            <text:p>32450</text:p>
          </table:table-cell>
          <table:table-cell table:number-columns-repeated="16382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float" office:value="30550" table:style-name="ce1">
            <text:p>30550</text:p>
          </table:table-cell>
          <table:table-cell table:number-columns-repeated="16382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28770" table:style-name="ce1">
            <text:p>28770</text:p>
          </table:table-cell>
          <table:table-cell table:number-columns-repeated="16382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float" office:value="27110" table:style-name="ce1">
            <text:p>27110</text:p>
          </table:table-cell>
          <table:table-cell table:number-columns-repeated="16382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float" office:value="25550" table:style-name="ce1">
            <text:p>25550</text:p>
          </table:table-cell>
          <table:table-cell table:number-columns-repeated="16382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float" office:value="24090" table:style-name="ce1">
            <text:p>24090</text:p>
          </table:table-cell>
          <table:table-cell table:number-columns-repeated="16382"/>
        </table:table-row>
        <table:table-row table:style-name="ro1">
          <table:table-cell office:value-type="float" office:value="-41" table:style-name="ce1">
            <text:p>-41</text:p>
          </table:table-cell>
          <table:table-cell office:value-type="float" office:value="22730" table:style-name="ce1">
            <text:p>22730</text:p>
          </table:table-cell>
          <table:table-cell table:number-columns-repeated="16382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21450" table:style-name="ce1">
            <text:p>21450</text:p>
          </table:table-cell>
          <table:table-cell table:number-columns-repeated="16382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float" office:value="20250" table:style-name="ce1">
            <text:p>20250</text:p>
          </table:table-cell>
          <table:table-cell table:number-columns-repeated="16382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float" office:value="19130" table:style-name="ce1">
            <text:p>19130</text:p>
          </table:table-cell>
          <table:table-cell table:number-columns-repeated="16382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float" office:value="18070" table:style-name="ce1">
            <text:p>18070</text:p>
          </table:table-cell>
          <table:table-cell table:number-columns-repeated="16382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17080" table:style-name="ce1">
            <text:p>17080</text:p>
          </table:table-cell>
          <table:table-cell table:number-columns-repeated="16382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16150" table:style-name="ce1">
            <text:p>16150</text:p>
          </table:table-cell>
          <table:table-cell table:number-columns-repeated="16382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float" office:value="15280" table:style-name="ce1">
            <text:p>15280</text:p>
          </table:table-cell>
          <table:table-cell table:number-columns-repeated="16382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float" office:value="14460" table:style-name="ce1">
            <text:p>14460</text:p>
          </table:table-cell>
          <table:table-cell table:number-columns-repeated="16382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13680" table:style-name="ce1">
            <text:p>13680</text:p>
          </table:table-cell>
          <table:table-cell table:number-columns-repeated="16382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12960" table:style-name="ce1">
            <text:p>12960</text:p>
          </table:table-cell>
          <table:table-cell table:number-columns-repeated="16382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12270" table:style-name="ce1">
            <text:p>12270</text:p>
          </table:table-cell>
          <table:table-cell table:number-columns-repeated="16382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float" office:value="11630" table:style-name="ce1">
            <text:p>11630</text:p>
          </table:table-cell>
          <table:table-cell table:number-columns-repeated="16382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float" office:value="11030" table:style-name="ce1">
            <text:p>11030</text:p>
          </table:table-cell>
          <table:table-cell table:number-columns-repeated="16382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float" office:value="10460" table:style-name="ce1">
            <text:p>10460</text:p>
          </table:table-cell>
          <table:table-cell table:number-columns-repeated="16382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9918" table:style-name="ce1">
            <text:p>9918</text:p>
          </table:table-cell>
          <table:table-cell table:number-columns-repeated="16382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9411" table:style-name="ce1">
            <text:p>9411</text:p>
          </table:table-cell>
          <table:table-cell table:number-columns-repeated="16382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8934" table:style-name="ce1">
            <text:p>8934</text:p>
          </table:table-cell>
          <table:table-cell table:number-columns-repeated="16382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8483" table:style-name="ce1">
            <text:p>8483</text:p>
          </table:table-cell>
          <table:table-cell table:number-columns-repeated="16382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float" office:value="8058" table:style-name="ce1">
            <text:p>8058</text:p>
          </table:table-cell>
          <table:table-cell table:number-columns-repeated="16382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7657" table:style-name="ce1">
            <text:p>7657</text:p>
          </table:table-cell>
          <table:table-cell table:number-columns-repeated="16382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7278" table:style-name="ce1">
            <text:p>7278</text:p>
          </table:table-cell>
          <table:table-cell table:number-columns-repeated="16382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6920" table:style-name="ce1">
            <text:p>6920</text:p>
          </table:table-cell>
          <table:table-cell table:number-columns-repeated="16382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6582" table:style-name="ce1">
            <text:p>6582</text:p>
          </table:table-cell>
          <table:table-cell table:number-columns-repeated="16382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6263" table:style-name="ce1">
            <text:p>6263</text:p>
          </table:table-cell>
          <table:table-cell table:number-columns-repeated="16382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5960" table:style-name="ce1">
            <text:p>5960</text:p>
          </table:table-cell>
          <table:table-cell table:number-columns-repeated="16382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5675" table:style-name="ce1">
            <text:p>5675</text:p>
          </table:table-cell>
          <table:table-cell table:number-columns-repeated="16382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5404" table:style-name="ce1">
            <text:p>5404</text:p>
          </table:table-cell>
          <table:table-cell table:number-columns-repeated="16382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5148" table:style-name="ce1">
            <text:p>5148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4906" table:style-name="ce1">
            <text:p>4906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4676" table:style-name="ce1">
            <text:p>4676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4459" table:style-name="ce1">
            <text:p>4459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4253" table:style-name="ce1">
            <text:p>425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4058" table:style-name="ce1">
            <text:p>4058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3872" table:style-name="ce1">
            <text:p>387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3697" table:style-name="ce1">
            <text:p>369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3530" table:style-name="ce1">
            <text:p>3530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3372" table:style-name="ce1">
            <text:p>337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3222" table:style-name="ce1">
            <text:p>322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3079" table:style-name="ce1">
            <text:p>3079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2944" table:style-name="ce1">
            <text:p>294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15" table:style-name="ce1">
            <text:p>281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92" table:style-name="ce1">
            <text:p>269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76" table:style-name="ce1">
            <text:p>257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65" table:style-name="ce1">
            <text:p>246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60" table:style-name="ce1">
            <text:p>236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60" table:style-name="ce1">
            <text:p>226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64" table:style-name="ce1">
            <text:p>216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74" table:style-name="ce1">
            <text:p>207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87" table:style-name="ce1">
            <text:p>198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05" table:style-name="ce1">
            <text:p>19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26" table:style-name="ce1">
            <text:p>182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51" table:style-name="ce1">
            <text:p>1751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80" table:style-name="ce1">
            <text:p>1680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12" table:style-name="ce1">
            <text:p>161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47" table:style-name="ce1">
            <text:p>1547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85" table:style-name="ce1">
            <text:p>148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26" table:style-name="ce1">
            <text:p>142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70" table:style-name="ce1">
            <text:p>137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16" table:style-name="ce1">
            <text:p>13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64" table:style-name="ce1">
            <text:p>126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15" table:style-name="ce1">
            <text:p>121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68" table:style-name="ce1">
            <text:p>116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23" table:style-name="ce1">
            <text:p>112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80" table:style-name="ce1">
            <text:p>108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39" table:style-name="ce1">
            <text:p>103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62.4" table:style-name="ce1">
            <text:p>962.4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26.5" table:style-name="ce1">
            <text:p>926.5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2.1" table:style-name="ce1">
            <text:p>892.1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59.1" table:style-name="ce1">
            <text:p>859.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27.6" table:style-name="ce1">
            <text:p>827.6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7.3" table:style-name="ce1">
            <text:p>797.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68.4" table:style-name="ce1">
            <text:p>768.4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40.6" table:style-name="ce1">
            <text:p>740.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4" table:style-name="ce1">
            <text:p>71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8.8" table:style-name="ce1">
            <text:p>688.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4.1" table:style-name="ce1">
            <text:p>664.1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0.6" table:style-name="ce1">
            <text:p>640.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18.1" table:style-name="ce1">
            <text:p>618.1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6.5" table:style-name="ce1">
            <text:p>596.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75.79999999999995" table:style-name="ce1">
            <text:p>575.8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5.9" table:style-name="ce1">
            <text:p>555.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36.79999999999995" table:style-name="ce1">
            <text:p>536.8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8.5" table:style-name="ce1">
            <text:p>518.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0.8" table:style-name="ce1">
            <text:p>500.8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3.9" table:style-name="ce1">
            <text:p>483.9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7.6" table:style-name="ce1">
            <text:p>467.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2" table:style-name="ce1">
            <text:p>45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7" table:style-name="ce1">
            <text:p>43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2.5" table:style-name="ce1">
            <text:p>422.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8.6" table:style-name="ce1">
            <text:p>408.6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95.3" table:style-name="ce1">
            <text:p>395.3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82.4" table:style-name="ce1">
            <text:p>382.4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8.1" table:style-name="ce1">
            <text:p>358.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6.7" table:style-name="ce1">
            <text:p>346.7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5.6" table:style-name="ce1">
            <text:p>335.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4.7" table:style-name="ce1">
            <text:p>314.7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4.89999999999998" table:style-name="ce1">
            <text:p>304.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5.39999999999998" table:style-name="ce1">
            <text:p>295.4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6.2" table:style-name="ce1">
            <text:p>286.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7.39999999999998" table:style-name="ce1">
            <text:p>277.4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8.89999999999998" table:style-name="ce1">
            <text:p>268.9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0.7" table:style-name="ce1">
            <text:p>260.7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2.8" table:style-name="ce1">
            <text:p>252.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5.1" table:style-name="ce1">
            <text:p>245.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37.8" table:style-name="ce1">
            <text:p>237.8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0.6" table:style-name="ce1">
            <text:p>230.6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23.8" table:style-name="ce1">
            <text:p>223.8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17.2" table:style-name="ce1">
            <text:p>217.2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0.8" table:style-name="ce1">
            <text:p>210.8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4.6" table:style-name="ce1">
            <text:p>204.6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8.6" table:style-name="ce1">
            <text:p>198.6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92.9" table:style-name="ce1">
            <text:p>192.9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7.3" table:style-name="ce1">
            <text:p>187.3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6.8" table:style-name="ce1">
            <text:p>176.8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1.7" table:style-name="ce1">
            <text:p>171.7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6.9" table:style-name="ce1">
            <text:p>166.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2.19999999999999" table:style-name="ce1">
            <text:p>162.2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7.69999999999999" table:style-name="ce1">
            <text:p>157.7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3.30000000000001" table:style-name="ce1">
            <text:p>153.3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4.9" table:style-name="ce1">
            <text:p>144.9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37.1" table:style-name="ce1">
            <text:p>137.1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3.4" table:style-name="ce1">
            <text:p>133.4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9.80000000000001" table:style-name="ce1">
            <text:p>129.8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26.3" table:style-name="ce1">
            <text:p>126.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2.9" table:style-name="ce1">
            <text:p>122.9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9.7" table:style-name="ce1">
            <text:p>119.7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16.5" table:style-name="ce1">
            <text:p>116.5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3.4" table:style-name="ce1">
            <text:p>113.4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10.5" table:style-name="ce1">
            <text:p>110.5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7.6" table:style-name="ce1">
            <text:p>107.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.8" table:style-name="ce1">
            <text:p>104.8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2.1" table:style-name="ce1">
            <text:p>102.1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.5" table:style-name="ce1">
            <text:p>99.5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6.9" table:style-name="ce1">
            <text:p>96.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4.5" table:style-name="ce1">
            <text:p>94.5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92.1" table:style-name="ce1">
            <text:p>92.1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9.8" table:style-name="ce1">
            <text:p>89.8</text:p>
          </table:table-cell>
          <table:table-cell table:number-columns-repeated="2"/>
          <table:table-cell table:style-name="ce1">
            <draw:frame draw:z-index="1" draw:id="id0" draw:style-name="a0" draw:name="Chart 1" svg:x="0.33333in" svg:y="0.13542in" svg:width="15.80208in" svg:height="8.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7.5" table:style-name="ce1">
            <text:p>87.5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5.3" table:style-name="ce1">
            <text:p>85.3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3.2" table:style-name="ce1">
            <text:p>83.2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1.099999999999994" table:style-name="ce1">
            <text:p>81.1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9.2" table:style-name="ce1">
            <text:p>79.2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77.2" table:style-name="ce1">
            <text:p>77.2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5.3" table:style-name="ce1">
            <text:p>75.3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3.5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71.7" table:style-name="ce1">
            <text:p>71.7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8.3" table:style-name="ce1">
            <text:p>68.3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6.7" table:style-name="ce1">
            <text:p>66.7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5.099999999999994" table:style-name="ce1">
            <text:p>65.1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3.6" table:style-name="ce1">
            <text:p>63.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2.1" table:style-name="ce1">
            <text:p>62.1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0.7" table:style-name="ce1">
            <text:p>60.7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9.3" table:style-name="ce1">
            <text:p>59.3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7.9" table:style-name="ce1">
            <text:p>57.9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6.6" table:style-name="ce1">
            <text:p>56.6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5.3" table:style-name="ce1">
            <text:p>55.3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2.8" table:style-name="ce1">
            <text:p>52.8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1.6" table:style-name="ce1">
            <text:p>51.6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0.4" table:style-name="ce1">
            <text:p>50.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9.3" table:style-name="ce1">
            <text:p>49.3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8.2" table:style-name="ce1">
            <text:p>48.2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7.1" table:style-name="ce1">
            <text:p>47.1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6.1" table:style-name="ce1">
            <text:p>46.1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5.1" table:style-name="ce1">
            <text:p>45.1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.1" table:style-name="ce1">
            <text:p>44.1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3.1" table:style-name="ce1">
            <text:p>43.1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2.2" table:style-name="ce1">
            <text:p>42.2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1.3" table:style-name="ce1">
            <text:p>41.3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0.4" table:style-name="ce1">
            <text:p>40.4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9.5" table:style-name="ce1">
            <text:p>39.5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8.700000000000003" table:style-name="ce1">
            <text:p>38.7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7.9" table:style-name="ce1">
            <text:p>37.9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7.1" table:style-name="ce1">
            <text:p>37.1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6.299999999999997" table:style-name="ce1">
            <text:p>36.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5.5" table:style-name="ce1">
            <text:p>35.5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4.799999999999997" table:style-name="ce1">
            <text:p>34.8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4.1" table:style-name="ce1">
            <text:p>34.1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3.4" table:style-name="ce1">
            <text:p>33.4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2.700000000000003" table:style-name="ce1">
            <text:p>32.7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1.4" table:style-name="ce1">
            <text:p>31.4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0.7" table:style-name="ce1">
            <text:p>30.7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0.1" table:style-name="ce1">
            <text:p>30.1</text:p>
          </table:table-cell>
          <table:table-cell table:number-columns-repeated="16382"/>
        </table:table-row>
        <table:table-row table:number-rows-repeated="104837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min</text:p>
          </table:table-cell>
          <table:table-cell office:value-type="float" office:value="4459" table:formula="of:=[Sheet1.$B$46]" table:style-name="ce1">
            <text:p>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id</text:p>
          </table:table-cell>
          <table:table-cell office:value-type="float" office:value="1485" table:formula="of:=[Sheet1.B71]" table:style-name="ce1">
            <text:p>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ax</text:p>
          </table:table-cell>
          <table:table-cell office:value-type="float" office:value="575.79999999999995" table:formula="of:=[Sheet1.B96]" table:style-name="ce1">
            <text:p>575.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xt</text:p>
          </table:table-cell>
          <table:table-cell office:value-type="float" office:value="1134.1018984889579" table:formula="of:=([.B2]*([.B1]+[.B3])-2*[.B1]*[.B3])/([.B1]+[.B3]-2*[.B2])" table:style-name="ce1">
            <text:p>1134.101898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athieu Donze</meta:initial-creator>
    <dc:creator>Mathieu Donze</dc:creator>
    <meta:creation-date>2023-09-20T07:26:31Z</meta:creation-date>
    <dc:date>2023-09-20T07:3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634.5pt" svg:width="1137.75pt" chart:style-name="Crt0">
        <chart:title chart:style-name="CT00">
          <text:p text:style-name="a0" text:class-names="" text:cond-style-name="">R VS Temp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1:.$B$206" chart:class="chart:scatter" chart:attached-axis="primary-y" chart:style-name="G0S0">
            <chart:domain table:cell-range-address="Sheet1.$A$1:.$A$206"/>
            <chart:data-point chart:repeated="20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